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0891" officeooo:paragraph-rsid="000b08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miga1200</text:p>
      <text:p text:style-name="P1">amiga600</text:p>
      <text:p text:style-name="P1">amigacd32</text:p>
      <text:p text:style-name="P1">amigacdtv</text:p>
      <text:p text:style-name="P1">bk</text:p>
      <text:p text:style-name="P1">doom3</text:p>
      <text:p text:style-name="P1">dragon</text:p>
      <text:p text:style-name="P1">easyrpg</text:p>
      <text:p text:style-name="P1">lcdgames</text:p>
      <text:p text:style-name="P1">lowresnx</text:p>
      <text:p text:style-name="P1">msxturbor</text:p>
      <text:p text:style-name="P1">multivision</text:p>
      <text:p text:style-name="P1">o2em</text:p>
      <text:p text:style-name="P1">outrun</text:p>
      <text:p text:style-name="P1">pcv2</text:p>
      <text:p text:style-name="P1">pico8</text:p>
      <text:p text:style-name="P1">samcoupe</text:p>
      <text:p text:style-name="P1">solarus</text:p>
      <text:p text:style-name="P1">spectravideo</text:p>
      <text:p text:style-name="P1">startrekvoyager</text:p>
      <text:p text:style-name="P1">sys357</text:p>
      <text:p text:style-name="P1">thepowdertoy</text:p>
      <text:p text:style-name="P1">ti994a</text:p>
      <text:p text:style-name="P1">wolfenstein3dd</text:p>
      <text:p text:style-name="P1">zmachine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9:59:21.138999389</meta:creation-date>
    <meta:generator>LibreOffice/25.2.2.2$Linux_X86_64 LibreOffice_project/520$Build-2</meta:generator>
    <dc:date>2025-11-14T13:20:41.084485813</dc:date>
    <meta:editing-duration>PT3M18S</meta:editing-duration>
    <meta:editing-cycles>1</meta:editing-cycles>
    <meta:document-statistic meta:table-count="0" meta:image-count="0" meta:object-count="0" meta:page-count="1" meta:paragraph-count="25" meta:word-count="25" meta:character-count="198" meta:non-whitespace-character-count="198"/>
  </office:meta>
</office:document-meta>
</file>